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D000002636A811428.png"/>
  <manifest:file-entry manifest:media-type="image/png" manifest:full-path="Pictures/1000020100000326000001E41F4FD777.png"/>
  <manifest:file-entry manifest:media-type="image/png" manifest:full-path="Pictures/100002010000031F000001DC7D9AC3D4.png"/>
  <manifest:file-entry manifest:media-type="image/png" manifest:full-path="Pictures/100002010000035900000269E84CD20C.png"/>
  <manifest:file-entry manifest:media-type="image/png" manifest:full-path="Pictures/10000201000002C6000001CE2D1B7B77.png"/>
  <manifest:file-entry manifest:media-type="image/png" manifest:full-path="Pictures/100002010000035800000250783086DE.png"/>
  <manifest:file-entry manifest:media-type="image/png" manifest:full-path="Pictures/1000020100000314000001DFE853B1B8.png"/>
  <manifest:file-entry manifest:media-type="image/png" manifest:full-path="Pictures/10000201000002E00000011F30F53C4C.png"/>
  <manifest:file-entry manifest:media-type="image/png" manifest:full-path="Pictures/10000201000002E2000001CDAF49293A.png"/>
  <manifest:file-entry manifest:media-type="image/png" manifest:full-path="Pictures/10000201000002A2000000D2106184F0.png"/>
  <manifest:file-entry manifest:media-type="image/png" manifest:full-path="Pictures/10000201000003160000012A0A8B0907.png"/>
  <manifest:file-entry manifest:media-type="image/png" manifest:full-path="Pictures/100002010000032F000001E121BE4AB2.png"/>
  <manifest:file-entry manifest:media-type="image/png" manifest:full-path="Pictures/100002010000028E000002248C11FC5A.png"/>
  <manifest:file-entry manifest:media-type="image/png" manifest:full-path="Pictures/10000201000002EF0000020B8995807A.png"/>
  <manifest:file-entry manifest:media-type="image/png" manifest:full-path="Pictures/100002010000026B00000067C511706C.png"/>
  <manifest:file-entry manifest:media-type="image/png" manifest:full-path="Pictures/10000201000003680000018CF3FA9052.png"/>
  <manifest:file-entry manifest:media-type="image/png" manifest:full-path="Pictures/10000201000003060000021108E7A646.png"/>
  <manifest:file-entry manifest:media-type="image/png" manifest:full-path="Pictures/1000020100000312000002059221C52F.png"/>
  <manifest:file-entry manifest:media-type="image/png" manifest:full-path="Pictures/100002010000029F0000020DE1D3A6F5.png"/>
  <manifest:file-entry manifest:media-type="image/png" manifest:full-path="Pictures/1000020100000339000001DED2BC5D1B.png"/>
  <manifest:file-entry manifest:media-type="image/png" manifest:full-path="Pictures/1000020100000310000001B620CE404F.png"/>
  <manifest:file-entry manifest:media-type="image/png" manifest:full-path="Pictures/1000020100000301000001FA079C2F33.png"/>
  <manifest:file-entry manifest:media-type="image/png" manifest:full-path="Pictures/100002010000030E000001CAD3A9987B.png"/>
  <manifest:file-entry manifest:media-type="image/png" manifest:full-path="Pictures/100002010000035F000001917292608F.png"/>
  <manifest:file-entry manifest:media-type="image/png" manifest:full-path="Pictures/10000201000002C5000002370B6C180C.png"/>
  <manifest:file-entry manifest:media-type="image/png" manifest:full-path="Pictures/100002010000034F000001F44C7A84E2.png"/>
  <manifest:file-entry manifest:media-type="image/png" manifest:full-path="Pictures/1000020100000343000002470FEB8F89.png"/>
  <manifest:file-entry manifest:media-type="image/png" manifest:full-path="Pictures/100002010000033F000001F3C7C8969B.png"/>
  <manifest:file-entry manifest:media-type="image/png" manifest:full-path="Pictures/10000201000003050000023E7B43055B.png"/>
  <manifest:file-entry manifest:media-type="image/png" manifest:full-path="Pictures/10000201000002A2000001DFF399DAAF.png"/>
  <manifest:file-entry manifest:media-type="image/png" manifest:full-path="Pictures/1000020100000345000001EB56A28799.png"/>
  <manifest:file-entry manifest:media-type="image/png" manifest:full-path="Pictures/100002010000033100000250C8FC4ABF.png"/>
  <manifest:file-entry manifest:media-type="image/png" manifest:full-path="Pictures/100002010000032800000250523D21C5.png"/>
  <manifest:file-entry manifest:media-type="image/png" manifest:full-path="Pictures/100002010000032100000200CA44E204.png"/>
  <manifest:file-entry manifest:media-type="image/png" manifest:full-path="Pictures/100002010000030E000001DB4A2EEAFE.png"/>
  <manifest:file-entry manifest:media-type="image/png" manifest:full-path="Pictures/100002010000033F0000014A8E0A41D4.png"/>
  <manifest:file-entry manifest:media-type="image/png" manifest:full-path="Pictures/10000201000002EA000001C6C0D7FCE0.png"/>
  <manifest:file-entry manifest:media-type="image/png" manifest:full-path="Pictures/10000201000003600000026ADA5E51C2.png"/>
  <manifest:file-entry manifest:media-type="image/png" manifest:full-path="Pictures/100002010000031900000271ADA7B5FA.png"/>
  <manifest:file-entry manifest:media-type="image/png" manifest:full-path="Pictures/100002010000032F0000024336BE9E00.png"/>
  <manifest:file-entry manifest:media-type="image/png" manifest:full-path="Pictures/10000201000003330000028674896CB4.png"/>
  <manifest:file-entry manifest:media-type="image/png" manifest:full-path="Pictures/100002010000036D000001F65B045F5F.png"/>
  <manifest:file-entry manifest:media-type="image/png" manifest:full-path="Pictures/100002010000032800000210450D54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499cm" svg:height="5.074cm" svg:x="0.101cm" svg:y="0.026cm">
          <draw:image xlink:href="Pictures/100002010000036D000001F65B045F5F.png" xlink:type="simple" xlink:show="embed" xlink:actuate="onLoad">
            <text:p/>
          </draw:image>
        </draw:frame>
        <draw:frame draw:style-name="gr1" draw:text-style-name="P1" draw:layer="layout" svg:width="9.217cm" svg:height="6.9cm" svg:x="0.383cm" svg:y="5.8cm">
          <draw:image xlink:href="Pictures/100002010000031900000271ADA7B5FA.png" xlink:type="simple" xlink:show="embed" xlink:actuate="onLoad">
            <text:p/>
          </draw:image>
        </draw:frame>
        <draw:frame draw:style-name="gr1" draw:text-style-name="P1" draw:layer="layout" svg:width="8.7cm" svg:height="6.473cm" svg:x="11.1cm" svg:y="6.127cm">
          <draw:image xlink:href="Pictures/10000201000003330000028674896CB4.png" xlink:type="simple" xlink:show="embed" xlink:actuate="onLoad">
            <text:p/>
          </draw:image>
        </draw:frame>
        <draw:frame draw:style-name="gr1" draw:text-style-name="P1" draw:layer="layout" svg:width="8.947cm" svg:height="6.478cm" svg:x="0.6cm" svg:y="12.9cm">
          <draw:image xlink:href="Pictures/1000020100000343000002470FEB8F89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9.547cm" svg:height="6.548cm" svg:x="1cm" svg:y="1cm">
          <draw:image xlink:href="Pictures/100002010000032F0000024336BE9E00.png" xlink:type="simple" xlink:show="embed" xlink:actuate="onLoad">
            <text:p/>
          </draw:image>
        </draw:frame>
        <draw:frame draw:style-name="gr1" draw:text-style-name="P1" draw:layer="layout" svg:width="8.847cm" svg:height="5.604cm" svg:x="10.753cm" svg:y="2cm">
          <draw:image xlink:href="Pictures/1000020100000326000001E41F4FD777.png" xlink:type="simple" xlink:show="embed" xlink:actuate="onLoad">
            <text:p/>
          </draw:image>
        </draw:frame>
        <draw:frame draw:style-name="gr1" draw:text-style-name="P1" draw:layer="layout" svg:width="9.895cm" svg:height="5.806cm" svg:x="0.605cm" svg:y="8.8cm">
          <draw:image xlink:href="Pictures/1000020100000310000001B620CE404F.png" xlink:type="simple" xlink:show="embed" xlink:actuate="onLoad">
            <text:p/>
          </draw:image>
        </draw:frame>
        <draw:frame draw:style-name="gr1" draw:text-style-name="P1" draw:layer="layout" svg:width="9.095cm" svg:height="5.952cm" svg:x="1.4cm" svg:y="16.048cm">
          <draw:image xlink:href="Pictures/100002010000032F000001E121BE4AB2.png" xlink:type="simple" xlink:show="embed" xlink:actuate="onLoad">
            <text:p/>
          </draw:image>
        </draw:frame>
        <draw:frame draw:style-name="gr1" draw:text-style-name="P1" draw:layer="layout" svg:width="9.589cm" svg:height="6.458cm" svg:x="1.111cm" svg:y="22.2cm">
          <draw:image xlink:href="Pictures/10000201000002C6000001CE2D1B7B77.png" xlink:type="simple" xlink:show="embed" xlink:actuate="onLoad">
            <text:p/>
          </draw:image>
        </draw:frame>
        <draw:frame draw:style-name="gr1" draw:text-style-name="P1" draw:layer="layout" svg:width="9.495cm" svg:height="6.257cm" svg:x="11.4cm" svg:y="19.443cm">
          <draw:image xlink:href="Pictures/1000020100000345000001EB56A28799.png" xlink:type="simple" xlink:show="embed" xlink:actuate="onLoad">
            <text:p/>
          </draw:image>
        </draw:frame>
        <draw:frame draw:style-name="gr1" draw:text-style-name="P1" draw:layer="layout" svg:width="8.1cm" svg:height="3.1cm" svg:x="12.6cm" svg:y="26.1cm">
          <draw:image xlink:href="Pictures/10000201000002E00000011F30F53C4C.png" xlink:type="simple" xlink:show="embed" xlink:actuate="onLoad">
            <text:p/>
          </draw:image>
        </draw:frame>
        <draw:frame draw:style-name="gr1" draw:text-style-name="P1" draw:layer="layout" svg:width="8.043cm" svg:height="1.386cm" svg:x="11.7cm" svg:y="15.714cm">
          <draw:image xlink:href="Pictures/100002010000026B00000067C511706C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8.999cm" svg:height="7.278cm" svg:x="1.101cm" svg:y="1.122cm">
          <draw:image xlink:href="Pictures/100002010000035900000269E84CD20C.png" xlink:type="simple" xlink:show="embed" xlink:actuate="onLoad">
            <text:p/>
          </draw:image>
        </draw:frame>
        <draw:frame draw:style-name="gr1" draw:text-style-name="P1" draw:layer="layout" svg:width="9.098cm" svg:height="6.505cm" svg:x="10.8cm" svg:y="1.7cm">
          <draw:image xlink:href="Pictures/10000201000003600000026ADA5E51C2.png" xlink:type="simple" xlink:show="embed" xlink:actuate="onLoad">
            <text:p/>
          </draw:image>
        </draw:frame>
        <draw:frame draw:style-name="gr1" draw:text-style-name="P1" draw:layer="layout" svg:width="10.3cm" svg:height="7.394cm" svg:x="2.4cm" svg:y="8.6cm">
          <draw:image xlink:href="Pictures/100002010000033100000250C8FC4ABF.png" xlink:type="simple" xlink:show="embed" xlink:actuate="onLoad">
            <text:p/>
          </draw:image>
        </draw:frame>
        <draw:frame draw:style-name="gr1" draw:text-style-name="P1" draw:layer="layout" svg:width="9cm" svg:height="7.2cm" svg:x="1.7cm" svg:y="17.6cm">
          <draw:image xlink:href="Pictures/100002010000035800000250783086DE.png" xlink:type="simple" xlink:show="embed" xlink:actuate="onLoad">
            <text:p/>
          </draw:image>
        </draw:frame>
        <draw:frame draw:style-name="gr1" draw:text-style-name="P1" draw:layer="layout" svg:width="8.8cm" svg:height="3.8cm" svg:x="11.1cm" svg:y="18.3cm">
          <draw:image xlink:href="Pictures/100002010000035F000001917292608F.png" xlink:type="simple" xlink:show="embed" xlink:actuate="onLoad">
            <text:p/>
          </draw:image>
        </draw:frame>
        <draw:frame draw:style-name="gr1" draw:text-style-name="P1" draw:layer="layout" svg:width="8.598cm" svg:height="3.698cm" svg:x="11.3cm" svg:y="22.302cm">
          <draw:image xlink:href="Pictures/10000201000003680000018CF3FA9052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8.18cm" svg:height="6.338cm" svg:x="0.72cm" svg:y="0.862cm">
          <draw:image xlink:href="Pictures/10000201000003050000023E7B43055B.png" xlink:type="simple" xlink:show="embed" xlink:actuate="onLoad">
            <text:p/>
          </draw:image>
        </draw:frame>
        <draw:frame draw:style-name="gr1" draw:text-style-name="P1" draw:layer="layout" svg:width="9.973cm" svg:height="6.661cm" svg:x="9.127cm" svg:y="0.6cm">
          <draw:image xlink:href="Pictures/1000020100000301000001FA079C2F33.png" xlink:type="simple" xlink:show="embed" xlink:actuate="onLoad">
            <text:p/>
          </draw:image>
        </draw:frame>
        <draw:frame draw:style-name="gr1" draw:text-style-name="P1" draw:layer="layout" svg:width="8.553cm" svg:height="6.712cm" svg:x="0.7cm" svg:y="7.5cm">
          <draw:image xlink:href="Pictures/10000201000002C5000002370B6C180C.png" xlink:type="simple" xlink:show="embed" xlink:actuate="onLoad">
            <text:p/>
          </draw:image>
        </draw:frame>
        <draw:frame draw:style-name="gr1" draw:text-style-name="P1" draw:layer="layout" svg:width="9.373cm" svg:height="5.791cm" svg:x="9.327cm" svg:y="7.8cm">
          <draw:image xlink:href="Pictures/10000201000002EA000001C6C0D7FCE0.png" xlink:type="simple" xlink:show="embed" xlink:actuate="onLoad">
            <text:p/>
          </draw:image>
        </draw:frame>
        <draw:frame draw:style-name="gr1" draw:text-style-name="P1" draw:layer="layout" svg:width="8.9cm" svg:height="5.269cm" svg:x="1.3cm" svg:y="15.231cm">
          <draw:image xlink:href="Pictures/100002010000031F000001DC7D9AC3D4.png" xlink:type="simple" xlink:show="embed" xlink:actuate="onLoad">
            <text:p/>
          </draw:image>
        </draw:frame>
        <draw:frame draw:style-name="gr1" draw:text-style-name="P1" draw:layer="layout" svg:width="8.513cm" svg:height="5.114cm" svg:x="11cm" svg:y="15cm">
          <draw:image xlink:href="Pictures/1000020100000339000001DED2BC5D1B.png" xlink:type="simple" xlink:show="embed" xlink:actuate="onLoad">
            <text:p/>
          </draw:image>
        </draw:frame>
        <draw:frame draw:style-name="gr1" draw:text-style-name="P1" draw:layer="layout" svg:width="8.813cm" svg:height="4.815cm" svg:x="1.687cm" svg:y="20.785cm">
          <draw:image xlink:href="Pictures/100002010000033F000001F3C7C8969B.png" xlink:type="simple" xlink:show="embed" xlink:actuate="onLoad">
            <text:p/>
          </draw:image>
        </draw:frame>
        <draw:frame draw:style-name="gr1" draw:text-style-name="P1" draw:layer="layout" svg:width="6.699cm" svg:height="5.1cm" svg:x="12cm" svg:y="20.3cm">
          <draw:image xlink:href="Pictures/10000201000003060000021108E7A646.pn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1" draw:text-style-name="P1" draw:layer="layout" svg:width="7.1cm" svg:height="5.83cm" svg:x="1.2cm" svg:y="1.07cm">
          <draw:image xlink:href="Pictures/10000201000002EF0000020B8995807A.png" xlink:type="simple" xlink:show="embed" xlink:actuate="onLoad">
            <text:p/>
          </draw:image>
        </draw:frame>
        <draw:frame draw:style-name="gr1" draw:text-style-name="P1" draw:layer="layout" svg:width="9.91cm" svg:height="6.379cm" svg:x="8.69cm" svg:y="0.8cm">
          <draw:image xlink:href="Pictures/100002010000034F000001F44C7A84E2.png" xlink:type="simple" xlink:show="embed" xlink:actuate="onLoad">
            <text:p/>
          </draw:image>
        </draw:frame>
        <draw:frame draw:style-name="gr1" draw:text-style-name="P1" draw:layer="layout" svg:width="8.31cm" svg:height="5.5cm" svg:x="1.29cm" svg:y="8.1cm">
          <draw:image xlink:href="Pictures/1000020100000314000001DFE853B1B8.png" xlink:type="simple" xlink:show="embed" xlink:actuate="onLoad">
            <text:p/>
          </draw:image>
        </draw:frame>
        <draw:frame draw:style-name="gr1" draw:text-style-name="P1" draw:layer="layout" svg:width="7.71cm" svg:height="5.543cm" svg:x="10.89cm" svg:y="8.6cm">
          <draw:image xlink:href="Pictures/100002010000032100000200CA44E204.png" xlink:type="simple" xlink:show="embed" xlink:actuate="onLoad">
            <text:p/>
          </draw:image>
        </draw:frame>
        <draw:frame draw:style-name="gr1" draw:text-style-name="P1" draw:layer="layout" svg:width="8.01cm" svg:height="2.954cm" svg:x="1.29cm" svg:y="14.046cm">
          <draw:image xlink:href="Pictures/10000201000003160000012A0A8B0907.png" xlink:type="simple" xlink:show="embed" xlink:actuate="onLoad">
            <text:p/>
          </draw:image>
        </draw:frame>
        <draw:frame draw:style-name="gr1" draw:text-style-name="P1" draw:layer="layout" svg:width="8.21cm" svg:height="5cm" svg:x="1.2cm" svg:y="17.3cm">
          <draw:image xlink:href="Pictures/1000020100000312000002059221C52F.png" xlink:type="simple" xlink:show="embed" xlink:actuate="onLoad">
            <text:p/>
          </draw:image>
        </draw:frame>
        <draw:frame draw:style-name="gr1" draw:text-style-name="P1" draw:layer="layout" svg:width="7.91cm" svg:height="3.357cm" svg:x="9.5cm" svg:y="17.243cm">
          <draw:image xlink:href="Pictures/100002010000033F0000014A8E0A41D4.png" xlink:type="simple" xlink:show="embed" xlink:actuate="onLoad">
            <text:p/>
          </draw:image>
        </draw:frame>
        <draw:frame draw:style-name="gr1" draw:text-style-name="P1" draw:layer="layout" svg:width="8.51cm" svg:height="5.792cm" svg:x="1cm" svg:y="23.4cm">
          <draw:image xlink:href="Pictures/100002010000032800000210450D54D6.png" xlink:type="simple" xlink:show="embed" xlink:actuate="onLoad">
            <text:p/>
          </draw:image>
        </draw:frame>
        <draw:frame draw:style-name="gr1" draw:text-style-name="P1" draw:layer="layout" svg:width="7.527cm" svg:height="2.548cm" svg:x="10.773cm" svg:y="24cm">
          <draw:image xlink:href="Pictures/10000201000002A2000000D2106184F0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5cm" svg:height="5.1cm" svg:x="1.9cm" svg:y="1.6cm">
          <draw:image xlink:href="Pictures/100002010000028E000002248C11FC5A.png" xlink:type="simple" xlink:show="embed" xlink:actuate="onLoad">
            <text:p/>
          </draw:image>
        </draw:frame>
        <draw:frame draw:style-name="gr1" draw:text-style-name="P1" draw:layer="layout" svg:width="6.2cm" svg:height="4.128cm" svg:x="2.4cm" svg:y="6.3cm">
          <draw:image xlink:href="Pictures/100002010000030E000001CAD3A9987B.png" xlink:type="simple" xlink:show="embed" xlink:actuate="onLoad">
            <text:p/>
          </draw:image>
        </draw:frame>
        <draw:frame draw:style-name="gr1" draw:text-style-name="P1" draw:layer="layout" svg:width="7.21cm" svg:height="4.5cm" svg:x="2.19cm" svg:y="10.8cm">
          <draw:image xlink:href="Pictures/100002010000030E000001DB4A2EEAFE.png" xlink:type="simple" xlink:show="embed" xlink:actuate="onLoad">
            <text:p/>
          </draw:image>
        </draw:frame>
        <draw:frame draw:style-name="gr1" draw:text-style-name="P1" draw:layer="layout" svg:width="8cm" svg:height="5.4cm" svg:x="12.1cm" svg:y="9.8cm">
          <draw:image xlink:href="Pictures/100002010000034D000002636A811428.png" xlink:type="simple" xlink:show="embed" xlink:actuate="onLoad">
            <text:p/>
          </draw:image>
        </draw:frame>
        <draw:frame draw:style-name="gr1" draw:text-style-name="P1" draw:layer="layout" svg:width="6.7cm" svg:height="5.209cm" svg:x="12.6cm" svg:y="16.191cm">
          <draw:image xlink:href="Pictures/10000201000002A2000001DFF399DAAF.png" xlink:type="simple" xlink:show="embed" xlink:actuate="onLoad">
            <text:p/>
          </draw:image>
        </draw:frame>
        <draw:frame draw:style-name="gr1" draw:text-style-name="P1" draw:layer="layout" svg:width="7.658cm" svg:height="5.431cm" svg:x="2.042cm" svg:y="17.769cm">
          <draw:image xlink:href="Pictures/100002010000032800000250523D21C5.png" xlink:type="simple" xlink:show="embed" xlink:actuate="onLoad">
            <text:p/>
          </draw:image>
        </draw:frame>
        <draw:frame draw:style-name="gr1" draw:text-style-name="P1" draw:layer="layout" svg:width="7.958cm" svg:height="5.251cm" svg:x="1.8cm" svg:y="23.4cm">
          <draw:image xlink:href="Pictures/10000201000002E2000001CDAF49293A.png" xlink:type="simple" xlink:show="embed" xlink:actuate="onLoad">
            <text:p/>
          </draw:image>
        </draw:frame>
        <draw:frame draw:style-name="gr1" draw:text-style-name="P1" draw:layer="layout" svg:width="6.636cm" svg:height="5.063cm" svg:x="13.4cm" svg:y="23.5cm">
          <draw:image xlink:href="Pictures/100002010000029F0000020DE1D3A6F5.png" xlink:type="simple" xlink:show="embed" xlink:actuate="onLoad">
            <text:p/>
          </draw:image>
        </draw:frame>
        <draw:rect draw:style-name="gr2" draw:text-style-name="P1" draw:layer="layout" svg:width="9.4cm" svg:height="14.7cm" svg:x="1.2cm" svg:y="1.1cm">
          <text:p/>
        </draw:rect>
        <draw:rect draw:style-name="gr2" draw:text-style-name="P1" draw:layer="layout" svg:width="8.9cm" svg:height="13.8cm" svg:x="11.6cm" svg:y="8.6cm">
          <text:p/>
        </draw:rect>
        <draw:rect draw:style-name="gr2" draw:text-style-name="P1" draw:layer="layout" svg:width="9.6cm" svg:height="12.5cm" svg:x="1.3cm" svg:y="16.7cm">
          <text:p/>
        </draw:rect>
        <draw:rect draw:style-name="gr2" draw:text-style-name="P1" draw:layer="layout" svg:width="7.6cm" svg:height="5.9cm" svg:x="12.8cm" svg:y="23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5-10T15:11:50.01</meta:creation-date>
    <meta:printed-by>ambre lamouchi</meta:printed-by>
    <meta:print-date>2021-05-10T19:18:52.38</meta:print-date>
    <dc:date>2021-05-11T06:32:02.98</dc:date>
    <dc:creator>ambre lamouchi</dc:creator>
    <meta:editing-duration>PT12H18M41S</meta:editing-duration>
    <meta:editing-cycles>1</meta:editing-cycles>
    <meta:document-statistic meta:object-count="47"/>
    <meta:generator>OpenOffice/4.1.7$Win32 OpenOffice.org_project/417m1$Build-9800</meta:generator>
  </office:meta>
</office:document-meta>
</file>